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_20__28_Web_29_" style:master-page-name="Standard">
      <style:paragraph-properties fo:margin-top="0.1945in" fo:margin-bottom="0in" fo:text-align="center" style:justify-single-word="false"/>
    </style:style>
    <style:style style:name="P2" style:family="paragraph" style:parent-style-name="Normal_20__28_Web_29_">
      <style:paragraph-properties fo:margin-top="0.1945in" fo:margin-bottom="0in" fo:text-align="center" style:justify-single-word="false"/>
      <style:text-properties fo:font-size="13.5pt" fo:language="bg" fo:country="BG" fo:font-weight="bold" style:font-size-asian="13.5pt" style:font-weight-asian="bold" style:font-size-complex="13.5pt" style:font-weight-complex="bold"/>
    </style:style>
    <style:style style:name="P3" style:family="paragraph" style:parent-style-name="Normal_20__28_Web_29_">
      <style:paragraph-properties fo:margin-top="0.1945in" fo:margin-bottom="0in" fo:text-align="center" style:justify-single-word="false"/>
    </style:style>
    <style:style style:name="P4" style:family="paragraph" style:parent-style-name="Normal_20__28_Web_29_">
      <style:paragraph-properties fo:text-align="center" style:justify-single-word="false"/>
      <style:text-properties fo:language="ru" fo:country="RU" fo:font-weight="bold" style:language-asian="none" style:country-asian="none" style:font-weight-asian="bold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 style:parent-style-name="Standard">
      <style:text-properties fo:language="bg" fo:country="BG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fo:language="bg" fo:country="BG"/>
    </style:style>
    <style:style style:name="T1" style:family="text">
      <style:text-properties fo:language="ru" fo:country="RU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fo:font-size="14pt" fo:language="ru" fo:country="RU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language="bg" fo:country="BG" fo:font-weight="bold" style:font-size-asian="14pt" style:font-weight-asian="bold" style:font-size-complex="14pt"/>
    </style:style>
    <style:style style:name="T7" style:family="text">
      <style:text-properties fo:language="bg" fo:country="BG"/>
    </style:style>
    <style:style style:name="T8" style:family="text">
      <style:text-properties fo:language="bg" fo:country="BG" fo:font-style="italic" style:font-style-asian="italic"/>
    </style:style>
    <style:style style:name="T9" style:family="text">
      <style:text-properties style:text-position="super 58%" fo:language="bg" fo:country="BG"/>
    </style:style>
    <style:style style:name="T10" style:family="text">
      <style:text-properties fo:language="ru" fo:country="RU"/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no-wrap" draw:shadow="hidde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НОВ</text:span><text:span text:style-name="T2"> </text:span><text:span text:style-name="T1"> БЪЛГАРСКИ</text:span><text:span text:style-name="T2"> </text:span><text:span text:style-name="T1"> УНИВЕРСИТЕТ</text:span></text:p>
      <text:p text:style-name="P2">Департамент Информатика</text:p>
      <text:p text:style-name="P3"><text:span text:style-name="T2">XVII</text:span><text:span text:style-name="T1">І РЕПУБЛИКАНСКА СТУДЕНТСКА ОЛИМПИАДА ПО ПРОГРАМИРАНЕ</text:span></text:p>
      <text:p text:style-name="P3"><text:span text:style-name="T1">13 - 14 май</text:span><text:span text:style-name="T2"> </text:span><text:span text:style-name="T1">2006 г.</text:span></text:p>
      <text:p text:style-name="P4"><draw:line text:anchor-type="char" draw:z-index="0" draw:style-name="gr1" draw:text-style-name="P5" svg:x1="0in" svg:y1="0.0571in" svg:x2="6.6252in" svg:y2="0.0571in"><text:p/></draw:line></text:p>
      <text:p text:style-name="Standard"><text:span text:style-name="T3"><text:tab/></text:span><text:span text:style-name="T4">Задача</text:span><text:span text:style-name="T5"> D. </text:span><text:span text:style-name="T6">Нееднакви квадрати</text:span></text:p>
      <text:p text:style-name="P6"/>
      <text:p text:style-name="P7"><text:tab/><text:span text:style-name="T7">Разглеждаме всички квадрати в равнината, които имат целочислени координати на върховете си и лица, по-малки или равни на </text:span><text:span text:style-name="T8">S</text:span><text:span text:style-name="T7">. Напишете програма, която въвежда цялото число </text:span><text:span text:style-name="T8">S</text:span><text:span text:style-name="T7"> (0 &lt; </text:span><text:span text:style-name="T8">S </text:span><text:span text:style-name="T7">&lt; 10</text:span><text:span text:style-name="T9">8</text:span><text:span text:style-name="T7">) </text:span><text:span text:style-name="T10">и извежда броя на нееднаквите квадрати от разглеждани</text:span><text:span text:style-name="T7">я вид.</text:span></text:p>
      <text:p text:style-name="P6"/>
      <text:p text:style-name="P7"><text:tab/><text:span text:style-name="T7">Данните се четат от стандарния вход. На първия ред е даден броят на тестовите примери (не повече от 10), следван от поредните стойности на S. Програмата трябва да изведе съответните отговори на отделни редове в стандартния изход.</text:span></text:p>
      <text:p text:style-name="P8"/>
      <text:p text:style-name="P7"><text:tab/><text:span text:style-name="T7">Пример. </text:span></text:p>
      <text:p text:style-name="P7"><text:span text:style-name="T7"><text:tab/>Вход:</text:span></text:p>
      <text:p text:style-name="P8"/>
      <text:p text:style-name="P7"><text:tab/><text:span text:style-name="T7">2</text:span></text:p>
      <text:p text:style-name="P7"><text:tab/><text:span text:style-name="T7">4</text:span></text:p>
      <text:p text:style-name="P7"><text:tab/><text:span text:style-name="T7">25</text:span></text:p>
      <text:p text:style-name="P8"/>
      <text:p text:style-name="P7"><text:tab/><text:span text:style-name="T7">Изход</text:span></text:p>
      <text:p text:style-name="P8"/>
      <text:p text:style-name="P7"><text:tab/><text:span text:style-name="T7">3</text:span></text:p>
      <text:p text:style-name="P7"><text:tab/><text:span text:style-name="T7">13</text:span></text:p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_20__28_Web_29_" style:display-name="Normal (Web)" style:family="paragraph" style:parent-style-name="Standard">
      <style:paragraph-properties fo:margin-top="0.1945in" fo:margin-bottom="0.1945in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in" fo:margin-right="0.7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Emil Kelevedjiev</meta:initial-creator>
    <meta:creation-date>2005-12-30T14:01:00</meta:creation-date>
    <dc:creator>Nikolay Kirov</dc:creator>
    <dc:date>2006-05-13T10:38:00</dc:date>
    <meta:print-date>2006-05-13T10:12:00</meta:print-date>
    <dc:language>en-US</dc:language>
    <meta:editing-cycles>20</meta:editing-cycles>
    <meta:editing-duration>PT40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104" meta:character-count="663"/>
  </office:meta>
</office:document-meta>
</file>